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51923"/>
    </style:style>
    <style:style style:name="P2" style:family="paragraph" style:parent-style-name="Standard">
      <style:text-properties officeooo:paragraph-rsid="0009bb0c"/>
    </style:style>
    <style:style style:name="P3" style:family="paragraph" style:parent-style-name="Standard">
      <style:text-properties fo:font-style="normal" style:text-underline-style="none" fo:font-weight="normal" officeooo:rsid="001ee1fc" officeooo:paragraph-rsid="001ee1fc" style:font-style-asian="normal" style:font-weight-asian="normal" style:font-style-complex="normal" style:font-weight-complex="normal"/>
    </style:style>
    <style:style style:name="P4" style:family="paragraph" style:parent-style-name="Standard">
      <style:text-properties fo:font-style="normal" style:text-underline-style="none" fo:font-weight="normal" officeooo:rsid="002115c3" officeooo:paragraph-rsid="002115c3" style:font-style-asian="normal" style:font-weight-asian="normal" style:font-style-complex="normal" style:font-weight-complex="normal"/>
    </style:style>
    <style:style style:name="P5" style:family="paragraph" style:parent-style-name="Standard">
      <style:text-properties fo:font-style="normal" style:text-underline-style="none" fo:font-weight="normal" officeooo:rsid="002eff09" officeooo:paragraph-rsid="002eff09" style:font-style-asian="normal" style:font-weight-asian="normal" style:font-style-complex="normal" style:font-weight-complex="normal"/>
    </style:style>
    <style:style style:name="P6" style:family="paragraph" style:parent-style-name="Standard">
      <style:text-properties fo:font-style="italic" style:text-underline-style="solid" style:text-underline-width="auto" style:text-underline-color="font-color" fo:font-weight="bold" officeooo:rsid="00051923" officeooo:paragraph-rsid="00051923" style:font-style-asian="italic" style:font-weight-asian="bold" style:font-style-complex="italic" style:font-weight-complex="bold"/>
    </style:style>
    <style:style style:name="P7" style:family="paragraph" style:parent-style-name="Standard">
      <style:text-properties fo:font-style="italic" style:text-underline-style="solid" style:text-underline-width="auto" style:text-underline-color="font-color" fo:font-weight="bold" officeooo:rsid="00051923" officeooo:paragraph-rsid="00246f17" style:font-style-asian="italic" style:font-weight-asian="bold" style:font-style-complex="italic" style:font-weight-complex="bold"/>
    </style:style>
    <style:style style:name="P8" style:family="paragraph" style:parent-style-name="Standard">
      <style:text-properties fo:font-style="italic" style:text-underline-style="solid" style:text-underline-width="auto" style:text-underline-color="font-color" fo:font-weight="bold" officeooo:rsid="00051923" officeooo:paragraph-rsid="002a3ef3" style:font-style-asian="italic" style:font-weight-asian="bold" style:font-style-complex="italic" style:font-weight-complex="bold"/>
    </style:style>
    <style:style style:name="P9" style:family="paragraph" style:parent-style-name="Standard">
      <style:text-properties fo:font-style="italic" style:text-underline-style="none" fo:font-weight="bold" officeooo:rsid="001ee1fc" officeooo:paragraph-rsid="001ee1fc" style:font-style-asian="italic" style:font-weight-asian="bold" style:font-style-complex="italic" style:font-weight-complex="bold"/>
    </style:style>
    <style:style style:name="P10" style:family="paragraph" style:parent-style-name="Standard">
      <style:text-properties fo:font-style="italic" style:text-underline-style="none" fo:font-weight="bold" officeooo:rsid="001ee1fc" officeooo:paragraph-rsid="002033b1" style:font-style-asian="italic" style:font-weight-asian="bold" style:font-style-complex="italic" style:font-weight-complex="bold"/>
    </style:style>
    <style:style style:name="P11" style:family="paragraph" style:parent-style-name="Standard">
      <style:text-properties fo:font-style="italic" style:text-underline-style="none" fo:font-weight="bold" officeooo:rsid="001ee1fc" officeooo:paragraph-rsid="00246f17" style:font-style-asian="italic" style:font-weight-asian="bold" style:font-style-complex="italic" style:font-weight-complex="bold"/>
    </style:style>
    <style:style style:name="P12" style:family="paragraph" style:parent-style-name="Standard">
      <style:text-properties fo:font-style="italic" style:text-underline-style="none" fo:font-weight="bold" officeooo:rsid="001ee1fc" officeooo:paragraph-rsid="00275f39" style:font-style-asian="italic" style:font-weight-asian="bold" style:font-style-complex="italic" style:font-weight-complex="bold"/>
    </style:style>
    <style:style style:name="P13" style:family="paragraph" style:parent-style-name="Standard">
      <style:text-properties fo:font-style="italic" style:text-underline-style="none" fo:font-weight="bold" officeooo:rsid="001ee1fc" officeooo:paragraph-rsid="00284d36" style:font-style-asian="italic" style:font-weight-asian="bold" style:font-style-complex="italic" style:font-weight-complex="bold"/>
    </style:style>
    <style:style style:name="P14" style:family="paragraph" style:parent-style-name="Standard">
      <style:text-properties fo:font-style="italic" style:text-underline-style="none" fo:font-weight="bold" officeooo:rsid="001ee1fc" officeooo:paragraph-rsid="002a3ef3" style:font-style-asian="italic" style:font-weight-asian="bold" style:font-style-complex="italic" style:font-weight-complex="bold"/>
    </style:style>
    <style:style style:name="P15" style:family="paragraph" style:parent-style-name="Standard">
      <style:text-properties fo:font-style="italic" style:text-underline-style="none" fo:font-weight="bold" officeooo:rsid="001ee1fc" officeooo:paragraph-rsid="002b834b" style:font-style-asian="italic" style:font-weight-asian="bold" style:font-style-complex="italic" style:font-weight-complex="bold"/>
    </style:style>
    <style:style style:name="P16" style:family="paragraph" style:parent-style-name="Standard">
      <style:text-properties fo:font-style="italic" style:text-underline-style="none" fo:font-weight="bold" officeooo:rsid="001ee1fc" officeooo:paragraph-rsid="002cd6bf" style:font-style-asian="italic" style:font-weight-asian="bold" style:font-style-complex="italic" style:font-weight-complex="bold"/>
    </style:style>
    <style:style style:name="P17" style:family="paragraph" style:parent-style-name="Standard">
      <style:text-properties fo:font-style="italic" style:text-underline-style="none" fo:font-weight="bold" officeooo:rsid="001ee1fc" officeooo:paragraph-rsid="002eff09" style:font-style-asian="italic" style:font-weight-asian="bold" style:font-style-complex="italic" style:font-weight-complex="bold"/>
    </style:style>
    <style:style style:name="P18" style:family="paragraph" style:parent-style-name="Standard">
      <style:text-properties fo:font-style="italic" style:text-underline-style="none" fo:font-weight="bold" officeooo:rsid="001ee1fc" officeooo:paragraph-rsid="0030eb52" style:font-style-asian="italic" style:font-weight-asian="bold" style:font-style-complex="italic" style:font-weight-complex="bold"/>
    </style:style>
    <style:style style:name="P19" style:family="paragraph" style:parent-style-name="Standard">
      <style:text-properties fo:font-style="italic" style:text-underline-style="none" fo:font-weight="bold" officeooo:rsid="002033b1" officeooo:paragraph-rsid="002033b1" style:font-style-asian="italic" style:font-weight-asian="bold" style:font-style-complex="italic" style:font-weight-complex="bold"/>
    </style:style>
    <style:style style:name="P20" style:family="paragraph" style:parent-style-name="Standard">
      <style:text-properties fo:font-style="italic" style:text-underline-style="none" fo:font-weight="bold" officeooo:rsid="00284d36" officeooo:paragraph-rsid="002a3ef3" style:font-style-asian="italic" style:font-weight-asian="bold" style:font-style-complex="italic" style:font-weight-complex="bold"/>
    </style:style>
    <style:style style:name="P21" style:family="paragraph" style:parent-style-name="Standard">
      <style:text-properties fo:font-style="italic" style:text-underline-style="none" fo:font-weight="bold" officeooo:rsid="00284d36" officeooo:paragraph-rsid="002cd6bf" style:font-style-asian="italic" style:font-weight-asian="bold" style:font-style-complex="italic" style:font-weight-complex="bold"/>
    </style:style>
    <style:style style:name="P22" style:family="paragraph" style:parent-style-name="Standard">
      <style:text-properties fo:font-style="italic" style:text-underline-style="none" fo:font-weight="bold" officeooo:rsid="002eff09" officeooo:paragraph-rsid="002eff09" style:font-style-asian="italic" style:font-weight-asian="bold" style:font-style-complex="italic" style:font-weight-complex="bold"/>
    </style:style>
    <style:style style:name="P23" style:family="paragraph" style:parent-style-name="Standard">
      <style:text-properties fo:font-style="italic" style:text-underline-style="none" fo:font-weight="bold" officeooo:rsid="002eff09" officeooo:paragraph-rsid="0030eb52" style:font-style-asian="italic" style:font-weight-asian="bold" style:font-style-complex="italic" style:font-weight-complex="bold"/>
    </style:style>
    <style:style style:name="P24" style:family="paragraph" style:parent-style-name="Standard">
      <style:text-properties fo:font-style="italic" style:text-underline-style="none" fo:font-weight="bold" officeooo:rsid="002eff09" officeooo:paragraph-rsid="00336bf6" style:font-style-asian="italic" style:font-weight-asian="bold" style:font-style-complex="italic" style:font-weight-complex="bold"/>
    </style:style>
    <style:style style:name="P25" style:family="paragraph" style:parent-style-name="Standard">
      <style:text-properties officeooo:paragraph-rsid="00051923"/>
    </style:style>
    <style:style style:name="P26" style:family="paragraph" style:parent-style-name="Standard">
      <style:text-properties officeooo:rsid="002f816d" officeooo:paragraph-rsid="002f816d"/>
    </style:style>
    <style:style style:name="P27" style:family="paragraph" style:parent-style-name="Standard">
      <style:text-properties officeooo:rsid="0009bb0c" officeooo:paragraph-rsid="0009bb0c"/>
    </style:style>
    <style:style style:name="P28" style:family="paragraph" style:parent-style-name="Title">
      <style:text-properties officeooo:paragraph-rsid="00246f17"/>
    </style:style>
    <style:style style:name="P29" style:family="paragraph">
      <style:paragraph-properties fo:text-align="center"/>
    </style:style>
    <style:style style:name="P30" style:family="paragraph">
      <style:paragraph-properties fo:text-align="center"/>
      <style:text-properties fo:font-size="12pt"/>
    </style:style>
    <style:style style:name="P31" style:family="paragraph">
      <style:text-properties fo:font-size="12pt"/>
    </style:style>
    <style:style style:name="T1" style:family="text">
      <style:text-properties fo:font-style="normal" style:font-style-asian="normal" style:font-style-complex="normal"/>
    </style:style>
    <style:style style:name="T2" style:family="text">
      <style:text-properties fo:font-style="normal" officeooo:rsid="0025ddbd" style:font-style-asian="normal" style:font-style-complex="normal"/>
    </style:style>
    <style:style style:name="T3" style:family="text">
      <style:text-properties fo:font-style="normal" officeooo:rsid="00275f39"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2033b1" style:font-style-asian="normal" style:font-weight-asian="normal" style:font-style-complex="normal" style:font-weight-complex="normal"/>
    </style:style>
    <style:style style:name="T6" style:family="text">
      <style:text-properties fo:font-style="normal" fo:font-weight="normal" officeooo:rsid="0025ddbd" style:font-style-asian="normal" style:font-weight-asian="normal" style:font-style-complex="normal" style:font-weight-complex="normal"/>
    </style:style>
    <style:style style:name="T7" style:family="text">
      <style:text-properties fo:font-style="normal" fo:font-weight="normal" officeooo:rsid="00275f39" style:font-style-asian="normal" style:font-weight-asian="normal" style:font-style-complex="normal" style:font-weight-complex="normal"/>
    </style:style>
    <style:style style:name="T8" style:family="text">
      <style:text-properties fo:font-style="normal" fo:font-weight="normal" officeooo:rsid="00284d36" style:font-style-asian="normal" style:font-weight-asian="normal" style:font-style-complex="normal" style:font-weight-complex="normal"/>
    </style:style>
    <style:style style:name="T9" style:family="text">
      <style:text-properties fo:font-style="normal" fo:font-weight="normal" officeooo:rsid="002a3ef3" style:font-style-asian="normal" style:font-weight-asian="normal" style:font-style-complex="normal" style:font-weight-complex="normal"/>
    </style:style>
    <style:style style:name="T10" style:family="text">
      <style:text-properties fo:font-style="normal" fo:font-weight="normal" officeooo:rsid="002b834b" style:font-style-asian="normal" style:font-weight-asian="normal" style:font-style-complex="normal" style:font-weight-complex="normal"/>
    </style:style>
    <style:style style:name="T11" style:family="text">
      <style:text-properties fo:font-style="normal" fo:font-weight="normal" officeooo:rsid="002cd6bf" style:font-style-asian="normal" style:font-weight-asian="normal" style:font-style-complex="normal" style:font-weight-complex="normal"/>
    </style:style>
    <style:style style:name="T12" style:family="text">
      <style:text-properties fo:font-style="normal" fo:font-weight="normal" officeooo:rsid="0030eb52" style:font-style-asian="normal" style:font-weight-asian="normal" style:font-style-complex="normal" style:font-weight-complex="normal"/>
    </style:style>
    <style:style style:name="T13" style:family="text">
      <style:text-properties fo:font-style="normal" fo:font-weight="normal" officeooo:rsid="0032c2aa" style:font-style-asian="normal" style:font-weight-asian="normal" style:font-style-complex="normal" style:font-weight-complex="normal"/>
    </style:style>
    <style:style style:name="T14" style:family="text">
      <style:text-properties fo:font-style="normal" fo:font-weight="normal" officeooo:rsid="00336bf6" style:font-style-asian="normal" style:font-weight-asian="normal" style:font-style-complex="normal" style:font-weight-complex="normal"/>
    </style:style>
    <style:style style:name="T15" style:family="text">
      <style:text-properties officeooo:rsid="00246f17"/>
    </style:style>
    <style:style style:name="T16" style:family="text">
      <style:text-properties officeooo:rsid="00275f39"/>
    </style:style>
    <style:style style:name="T17" style:family="text">
      <style:text-properties officeooo:rsid="002a3ef3"/>
    </style:style>
    <style:style style:name="T18" style:family="text">
      <style:text-properties officeooo:rsid="002cd6bf"/>
    </style:style>
    <style:style style:name="T19" style:family="text">
      <style:text-properties officeooo:rsid="002eff09"/>
    </style:style>
    <style:style style:name="T20" style:family="text">
      <style:text-properties officeooo:rsid="0030eb52"/>
    </style:style>
    <style:style style:name="T21" style:family="text">
      <style:text-properties fo:font-size="12pt"/>
    </style:style>
    <style:style style:name="fr1" style:family="graphic" style:parent-style-name="Formula">
      <style:graphic-properties style:vertical-pos="from-top"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justify" draw:textarea-vertical-align="middle" draw:auto-grow-height="false" fo:min-height="0in" fo:min-width="0in" style:run-through="foreground"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vertical-pos="from-top" style:vertical-rel="paragraph" style:horizontal-pos="from-left" style:horizontal-rel="paragraph"/>
    </style:style>
    <style:style style:name="gr3" style:family="graphic">
      <style:graphic-properties draw:stroke="none" svg:stroke-color="#000000" draw:fill="none" draw:fill-color="#ffffff" fo:min-height="0.2866in" style:run-through="foreground" style:vertical-pos="from-top" style:vertical-rel="paragraph" style:horizontal-pos="from-left" style:horizontal-rel="paragraph"/>
    </style:style>
    <style:style style:name="gr4" style:family="graphic">
      <style:graphic-properties draw:stroke="none" svg:stroke-color="#000000" draw:fill="none" draw:fill-color="#ffffff" fo:min-height="0.2992in" style:run-through="foreground" style:vertical-pos="from-top" style:vertical-rel="paragraph" style:horizontal-pos="from-left" style:horizontal-rel="paragraph"/>
    </style:style>
    <style:style style:name="gr5" style:family="graphic">
      <style:graphic-properties style:run-through="foreground"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in" fo:min-width="0in" style:run-through="foreground"/>
    </style:style>
    <style:style style:name="gr7" style:family="graphic">
      <style:graphic-properties draw:textarea-horizontal-align="center" draw:textarea-vertical-align="middle" style:run-through="foreground"/>
    </style:style>
    <style:style style:name="gr8" style:family="graphic">
      <style:graphic-properties draw:stroke="none" svg:stroke-color="#000000" draw:fill="none" draw:fill-color="#ffffff" fo:min-height="0.2866in" style:run-through="foreground"/>
    </style:style>
    <style:style style:name="gr9" style:family="graphic">
      <style:graphic-properties draw:stroke="none" svg:stroke-color="#000000" draw:fill="none" draw:fill-color="#ffffff" fo:min-height="0.2992in" style:run-through="foreground"/>
    </style:style>
    <style:style style:name="gr10" style:family="graphic">
      <style:graphic-properties draw:stroke="none" svg:stroke-color="#000000" draw:fill="none" draw:fill-color="#ffffff" fo:min-height="0.1626in" style:run-through="foreground" style:vertical-pos="from-top" style:vertical-rel="paragraph" style:horizontal-pos="from-left" style:horizontal-rel="paragraph"/>
    </style:style>
    <style:style style:name="gr11" style:family="graphic">
      <style:graphic-properties draw:stroke="none" svg:stroke-color="#000000" draw:fill="none" draw:fill-color="#ffffff" fo:min-height="0.1693in" style:run-through="foreground" style:vertical-pos="from-top" style:vertical-rel="paragraph" style:horizontal-pos="from-left" style:horizontal-rel="paragraph"/>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QUESTION 1:</text:p>
      <text:p text:style-name="P6"/>
      <text:p text:style-name="P9">(1)</text:p>
      <text:p text:style-name="P9"><text:s/>- Year:</text:p>
      <text:p text:style-name="P9"><text:tab/><text:span text:style-name="T4">The relational model was originally proposed in </text:span><text:span text:style-name="T1">1970</text:span><text:span text:style-name="T4">.</text:span></text:p>
      <text:p text:style-name="P3"/>
      <text:p text:style-name="P9">- Major features:</text:p>
      <text:p text:style-name="P9"><text:tab/><text:span text:style-name="T4">→</text:span><text:span text:style-name="T1">Data independence</text:span><text:span text:style-name="T4"> : </text:span><text:span text:style-name="T5">Relational model introduced the notions of physical and logical data independence that were not present in earlier systems where a change in the data had a direct impact in the applications.</text:span></text:p>
      <text:p text:style-name="P10"><text:span text:style-name="T4"><text:tab/>→</text:span><text:span text:style-name="T1">Declarative query language</text:span><text:span text:style-name="T4">: </text:span><text:span text:style-name="T5">With relational model, it was now possible for the final user to simply describe what he wants and the system will have to compute it by itself (the best way). In the earlier systems users has to do manual navigation to find what they want.</text:span></text:p>
      <text:p text:style-name="P9"><text:span text:style-name="T4"><text:tab/>→</text:span><text:span text:style-name="T1">Mathematical foundation</text:span><text:span text:style-name="T4"> : </text:span><text:span text:style-name="T5">The queries are now expressed in relational algebra/calculus that can help for optimization</text:span></text:p>
      <text:p text:style-name="P9"/>
      <text:p text:style-name="P9"/>
      <text:p text:style-name="P19">(2)</text:p>
      <text:p text:style-name="P19">- Relational algebra</text:p>
      <text:p text:style-name="P19"><draw:frame draw:style-name="fr1" draw:name="Object1" text:anchor-type="as-char" svg:y="-0.152in" svg:width="5.772in" svg:height="0.2134in" draw:z-index="0"><draw:object xlink:href="./Object 1" xlink:type="simple" xlink:show="embed" xlink:actuate="onLoad"/><draw:image xlink:href="./ObjectReplacements/Object 1" xlink:type="simple" xlink:show="embed" xlink:actuate="onLoad"/></draw:frame></text:p>
      <text:p text:style-name="P19"/>
      <text:p text:style-name="P19"><draw:frame draw:style-name="fr1" draw:name="Object2" text:anchor-type="as-char" svg:y="-0.152in" svg:width="7.498in" svg:height="0.2134in" draw:z-index="1"><draw:object xlink:href="./Object 2" xlink:type="simple" xlink:show="embed" xlink:actuate="onLoad"/><draw:image xlink:href="./ObjectReplacements/Object 2" xlink:type="simple" xlink:show="embed" xlink:actuate="onLoad"/><svg:desc>formula</svg:desc></draw:frame></text:p>
      <text:p text:style-name="P19"/>
      <text:p text:style-name="P19">- SQL:</text:p>
      <text:p text:style-name="P19"/>
      <text:p text:style-name="P4">SELECT DISTINCT S.s_name,</text:p>
      <text:p text:style-name="P4">FROM Students S</text:p>
      <text:p text:style-name="P4">WHERE NOT EXISTS (</text:p>
      <text:p text:style-name="P4"><text:tab/>SELECT C.cid</text:p>
      <text:p text:style-name="P4"><text:tab/>FROM Courses C</text:p>
      <text:p text:style-name="P4"><text:tab/>WHERE C.prof_name like '%Franklin%' AND NOT EXISTS (</text:p>
      <text:p text:style-name="P4"><text:tab/><text:tab/>SELECT R.cid</text:p>
      <text:p text:style-name="P4"><text:tab/><text:tab/>FROM Registerd R</text:p>
      <text:p text:style-name="P4"><text:tab/><text:tab/>WHERE R.cid = C.cid AND R.sid = S.sid))</text:p>
      <text:p text:style-name="P9"><text:span text:style-name="T4"/></text:p>
      <text:p text:style-name="P6"/>
      <text:p text:style-name="P6"/>
      <text:p text:style-name="P28">QUESTION <text:span text:style-name="T15">2</text:span>:</text:p>
      <text:p text:style-name="P7"/>
      <text:p text:style-name="P11">(1) <text:span text:style-name="T15">Access methods</text:span></text:p>
      <text:p text:style-name="P11"><text:s/>- <text:span text:style-name="T15">File scan</text:span>:</text:p>
      <text:p text:style-name="P11"><text:tab/><text:span text:style-name="T6">Here the number of I/o needed will be</text:span><text:span text:style-name="T4"> </text:span><text:span text:style-name="T3">5</text:span><text:span text:style-name="T2">00</text:span><text:span text:style-name="T4">.</text:span></text:p>
      <text:p text:style-name="P6"/>
      <text:p text:style-name="P12"><text:s/>- <text:span text:style-name="T16">Index on city and select age on the fly</text:span>:</text:p>
      <text:p text:style-name="P13"><text:span text:style-name="T7"><text:tab/>If we assume a uniform distribution of the 200 cities, we then hope to find 10,000/200=50 tuples qualified (in average), those records will fit in 50/20 = 3 pages.</text:span></text:p>
      <text:p text:style-name="P13"><text:span text:style-name="T7"><text:tab/></text:span><text:span text:style-name="T8">To find them in the 3, we first need a top down search. With H = 3 the cost is equal to 2 </text:span><text:soft-page-break/><text:span text:style-name="T8">(taken from the A3 solution).</text:span></text:p>
      <text:p text:style-name="P13"><text:span text:style-name="T8"><text:tab/>Also a fraction of the leaf pages are qualified and if we keep the hypothesis of uniform distribution, the number of pages is 250/200 = 2.</text:span></text:p>
      <text:p text:style-name="P13"><text:span text:style-name="T8"><text:tab/>The total I/O cost is then 2+2+3 =7 </text:span></text:p>
      <text:p text:style-name="P13"/>
      <text:p text:style-name="P13"><text:s/>- <text:span text:style-name="T16">Index on age and select city on the fly</text:span>:</text:p>
      <text:p text:style-name="P13"><text:span text:style-name="T7"><text:tab/></text:span><text:span text:style-name="T8">Keeping the same logic to find the records in the tree, we first need a top down search. With H = 3 the cost is equal to 2 (taken from the A3 solution).</text:span></text:p>
      <text:p text:style-name="P13"><text:span text:style-name="T8"><text:tab/>Also a fraction of the leaf pages are qualified and if we keep the hypothesis of uniform distribution, the number of pages is 250/50 = 5.</text:span></text:p>
      <text:p text:style-name="P13"><text:span text:style-name="T8"><text:tab/>The difference now is the fact that we now need to pay 1 I/O for each record. If we keep the hypothesis of uniform distribution, we will have in average 10000/50 = 200 records to get.</text:span></text:p>
      <text:p text:style-name="P13"><text:span text:style-name="T8"><text:tab/>The total I/O cost is then 2+5+200 = 207 </text:span></text:p>
      <text:p text:style-name="P13"/>
      <text:p text:style-name="P20"><text:span text:style-name="T4">The most efficient acce</text:span><text:span text:style-name="T9">s</text:span><text:span text:style-name="T4">s method will then be </text:span><text:span text:style-name="T16">Index on city and select age on the fly.</text:span></text:p>
      <text:p text:style-name="P20"/>
      <text:p text:style-name="P20"/>
      <text:p text:style-name="P14">(<text:span text:style-name="T18">2</text:span>) <text:span text:style-name="T17">Join cost:</text:span></text:p>
      <text:p text:style-name="P14"><text:s/>- <text:span text:style-name="T17">block nested loops</text:span>:</text:p>
      <text:p text:style-name="P15"><text:span text:style-name="T4"><text:tab/></text:span><text:span text:style-name="T10">Cost: Scan of outer + #outer blocks * scan of inner (outer is the smaller relation)</text:span></text:p>
      <text:p text:style-name="P15"><text:span text:style-name="T10"><text:tab/>Cost = 500 + [500/32-2]*800 = 13,833 I/Os</text:span></text:p>
      <text:p text:style-name="P8"/>
      <text:p text:style-name="P14"><text:s/>- <text:span text:style-name="T17">sort-merge join</text:span>:</text:p>
      <text:p text:style-name="P15"><text:span text:style-name="T7"><text:tab/></text:span><text:span text:style-name="T10">U = max(M, N) = 800 and we have B=32&gt;sqrt(U).</text:span></text:p>
      <text:p text:style-name="P15"><text:span text:style-name="T10"><text:tab/>→ Cost = 3*(800+500) = 3,900 I/Os</text:span></text:p>
      <text:p text:style-name="P14"/>
      <text:p text:style-name="P14"><text:s/>- <text:span text:style-name="T17">hash join</text:span>:</text:p>
      <text:p text:style-name="P16"><text:span text:style-name="T4"><text:tab/></text:span><text:span text:style-name="T11">For the given memory the I/O cost will also be less than </text:span><text:span text:style-name="T10">3*(800+500) = 3,900 I/Os</text:span></text:p>
      <text:p text:style-name="P16"/>
      <text:p text:style-name="P16"/>
      <text:p text:style-name="P16">(<text:span text:style-name="T18">3</text:span>) <text:span text:style-name="T18">left-deep query plans:</text:span></text:p>
      <text:p text:style-name="P21"/>
      <text:p text:style-name="P20"><draw:custom-shape text:anchor-type="paragraph" draw:z-index="12" draw:style-name="gr1" draw:text-style-name="P29" svg:width="0.7421in" svg:height="0.4039in" svg:x="2.8583in" svg:y="1.0091in"><text:p text:style-name="P29">Jo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3" draw:style-name="gr2" draw:text-style-name="P29" svg:x1="3.0142in" svg:y1="1.4126in" svg:x2="2.6626in" svg:y2="1.9724in"><text:p/></draw:line><draw:line text:anchor-type="paragraph" draw:z-index="14" draw:style-name="gr2" draw:text-style-name="P29" svg:x1="3.3528in" svg:y1="1.4126in" svg:x2="3.6909in" svg:y2="1.9071in"><text:p/></draw:line><draw:frame text:anchor-type="paragraph" draw:z-index="15" draw:style-name="gr3" svg:width="0.2862in" svg:height="0.287in" svg:x="4.1598in" svg:y="1.0217in"><draw:text-box><text:p>S</text:p></draw:text-box></draw:frame><draw:custom-shape text:anchor-type="paragraph" draw:z-index="17" draw:style-name="gr1" draw:text-style-name="P29" svg:width="0.6642in" svg:height="0.326in" svg:x="3.3917in" svg:y="0.189in"><text:p text:style-name="P29">Jo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8" draw:style-name="gr2" draw:text-style-name="P29" svg:x1="3.6in" svg:y1="0.5146in" svg:x2="3.1571in" svg:y2="1.0091in"><text:p/></draw:line><draw:line text:anchor-type="paragraph" draw:z-index="19" draw:style-name="gr2" draw:text-style-name="P29" svg:x1="3.9382in" svg:y1="0.5146in" svg:x2="4.2638in" svg:y2="1.0217in"><text:p/></draw:line><draw:custom-shape text:anchor-type="paragraph" draw:z-index="23" draw:style-name="gr1" draw:text-style-name="P29" svg:width="0.7421in" svg:height="0.4039in" svg:x="5.2409in" svg:y="0.9736in"><text:p text:style-name="P29">Jo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4" draw:style-name="gr2" draw:text-style-name="P29" svg:x1="5.3969in" svg:y1="1.3772in" svg:x2="5.0453in" svg:y2="1.937in"><text:p/></draw:line><draw:line text:anchor-type="paragraph" draw:z-index="25" draw:style-name="gr2" draw:text-style-name="P29" svg:x1="5.7354in" svg:y1="1.3772in" svg:x2="6.0736in" svg:y2="1.8717in"><text:p/></draw:line><draw:frame text:anchor-type="paragraph" draw:z-index="27" draw:style-name="gr3" svg:width="0.2862in" svg:height="0.287in" svg:x="6.5165in" svg:y="0.9862in"><draw:text-box><text:p>R</text:p></draw:text-box></draw:frame><draw:custom-shape text:anchor-type="paragraph" draw:z-index="28" draw:style-name="gr1" draw:text-style-name="P29" svg:width="0.6642in" svg:height="0.326in" svg:x="5.7744in" svg:y="0.1535in"><text:p text:style-name="P29">Jo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9" draw:style-name="gr2" draw:text-style-name="P29" svg:x1="5.9827in" svg:y1="0.4791in" svg:x2="5.5398in" svg:y2="0.9736in"><text:p/></draw:line><draw:line text:anchor-type="paragraph" draw:z-index="30" draw:style-name="gr2" draw:text-style-name="P29" svg:x1="6.3209in" svg:y1="0.4791in" svg:x2="6.6465in" svg:y2="0.9862in"><text:p/></draw:line></text:p>
      <text:p text:style-name="P20"/>
      <text:p text:style-name="P6"/>
      <text:p text:style-name="P6"/>
      <text:p text:style-name="P6"/>
      <text:p text:style-name="P6"><draw:custom-shape text:anchor-type="paragraph" draw:z-index="2" draw:style-name="gr1" draw:text-style-name="P29" svg:width="0.7421in" svg:height="0.4039in" svg:x="0.3575in" svg:y="0.1252in"><text:p text:style-name="P29">Jo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 draw:style-name="gr2" draw:text-style-name="P29" svg:x1="0.5134in" svg:y1="0.5283in" svg:x2="0.1618in" svg:y2="1.0882in"><text:p/></draw:line><draw:line text:anchor-type="paragraph" draw:z-index="4" draw:style-name="gr2" draw:text-style-name="P29" svg:x1="0.852in" svg:y1="0.5283in" svg:x2="1.1902in" svg:y2="1.0228in"><text:p/></draw:line><draw:custom-shape text:anchor-type="paragraph" draw:z-index="6" draw:style-name="gr1" draw:text-style-name="P29" svg:width="0.6642in" svg:height="0.326in" svg:x="0.8909in" svg:y="-0.6953in"><text:p text:style-name="P29">Jo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7" draw:style-name="gr2" draw:text-style-name="P29" svg:x1="1.0992in" svg:y1="-0.3693in" svg:x2="0.6563in" svg:y2="0.1252in"><text:p/></draw:line><draw:line text:anchor-type="paragraph" draw:z-index="8" draw:style-name="gr2" draw:text-style-name="P29" svg:x1="1.4374in" svg:y1="-0.3693in" svg:x2="1.763in" svg:y2="0.1378in"><text:p/></draw:line><draw:frame text:anchor-type="paragraph" draw:z-index="9" draw:style-name="gr4" svg:width="0.313in" svg:height="0.2996in" svg:x="1.6465in" svg:y="0.7244in"><draw:text-box><text:p>C</text:p></draw:text-box></draw:frame><draw:custom-shape text:anchor-type="paragraph" draw:z-index="10" draw:style-name="gr1" draw:text-style-name="P29" svg:width="0.6642in" svg:height="0.326in" svg:x="1.3598in" svg:y="0.1291in"><text:p text:style-name="P29">cid=44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1" draw:style-name="gr2" draw:text-style-name="P29" svg:x1="1.75in" svg:y1="0.4547in" svg:x2="1.711in" svg:y2="0.724in"><text:p/></draw:line></text:p>
      <text:p text:style-name="P6"/>
      <text:p text:style-name="P6"/>
      <text:p text:style-name="P6"/>
      <text:p text:style-name="P6"><draw:custom-shape text:anchor-type="paragraph" draw:z-index="21" draw:style-name="gr1" draw:text-style-name="P29" svg:width="0.6642in" svg:height="0.326in" svg:x="3.3528in" svg:y="0.1819in"><text:p text:style-name="P29">cid=44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2" draw:style-name="gr1" draw:text-style-name="P29" svg:width="0.6642in" svg:height="0.326in" svg:x="5.7354in" svg:y="0.0984in"><text:p text:style-name="P29">cid=44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draw:frame text:anchor-type="paragraph" draw:z-index="37" draw:style-name="gr3" svg:width="0.2862in" svg:height="0.287in" svg:x="1.0728in" svg:y="0.0646in"><draw:text-box draw:corner-radius="1.0016in"><text:p>S</text:p></draw:text-box></draw:frame><draw:frame text:anchor-type="paragraph" draw:z-index="5" draw:style-name="gr3" svg:width="0.2862in" svg:height="0.287in" svg:x="0.0965in" svg:y="0.1299in"><draw:text-box><text:p>R</text:p></draw:text-box></draw:frame><draw:frame text:anchor-type="paragraph" draw:z-index="16" draw:style-name="gr3" svg:width="0.2862in" svg:height="0.287in" svg:x="2.5717in" svg:y="0.0555in"><draw:text-box><text:p>R</text:p></draw:text-box></draw:frame><draw:frame text:anchor-type="paragraph" draw:z-index="26" draw:style-name="gr3" svg:width="0.2862in" svg:height="0.287in" svg:x="4.9673in" svg:y="0.0201in"><draw:text-box><text:p>S</text:p></draw:text-box></draw:frame></text:p>
      <text:p text:style-name="P6"><draw:line text:anchor-type="paragraph" draw:z-index="22" draw:style-name="gr2" draw:text-style-name="P29" svg:x1="3.7433in" svg:y1="0.1244in" svg:x2="3.7043in" svg:y2="0.3937in"><text:p/></draw:line><draw:line text:anchor-type="paragraph" draw:z-index="33" draw:style-name="gr2" draw:text-style-name="P29" svg:x1="6.1256in" svg:y1="0.0409in" svg:x2="6.0866in" svg:y2="0.3102in"><text:p/></draw:line></text:p>
      <text:p text:style-name="P6"><draw:frame text:anchor-type="paragraph" draw:z-index="31" draw:style-name="gr4" svg:width="0.313in" svg:height="0.2996in" svg:x="6.022in" svg:y="0.1189in"><draw:text-box><text:p>C</text:p></draw:text-box></draw:frame></text:p>
      <text:p text:style-name="P6"><draw:frame text:anchor-type="paragraph" draw:z-index="20" draw:style-name="gr4" svg:width="0.313in" svg:height="0.2996in" svg:x="3.6398in" svg:y="0.0102in"><draw:text-box><text:p>C</text:p></draw:text-box></draw:frame></text:p>
      <text:p text:style-name="P6"/>
      <text:p text:style-name="P1"/>
      <text:p text:style-name="P1"/>
      <text:p text:style-name="P1"/>
      <text:p text:style-name="P1"/>
      <text:p text:style-name="P1"/>
      <text:p text:style-name="P1"><draw:g text:anchor-type="paragraph" draw:z-index="36" draw:style-name="gr5"><draw:custom-shape draw:style-name="gr6" draw:text-style-name="P29" svg:width="0.7421in" svg:height="0.4039in" svg:x="5.3327in" svg:y="0.8563in"><text:p text:style-name="P29">Jo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 draw:text-style-name="P29" svg:x1="5.4882in" svg:y1="1.2598in" svg:x2="5.1366in" svg:y2="1.8197in"><text:p/></draw:line><draw:line draw:style-name="gr7" draw:text-style-name="P29" svg:x1="5.8272in" svg:y1="1.2598in" svg:x2="6.1654in" svg:y2="1.7543in"><text:p/></draw:line><draw:frame draw:style-name="gr8" svg:width="0.2862in" svg:height="0.287in" svg:x="6.0618in" svg:y="1.7543in"><draw:text-box><text:p>S</text:p></draw:text-box></draw:frame><draw:frame draw:style-name="gr8" svg:width="0.2862in" svg:height="0.287in" svg:x="6.6083in" svg:y="0.8689in"><draw:text-box><text:p>R</text:p></draw:text-box></draw:frame><draw:custom-shape draw:style-name="gr6" draw:text-style-name="P29" svg:width="0.6642in" svg:height="0.326in" svg:x="5.8657in" svg:y="0.0362in"><text:p text:style-name="P29">Jo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 draw:text-style-name="P29" svg:x1="6.074in" svg:y1="0.3618in" svg:x2="5.6311in" svg:y2="0.8563in"><text:p/></draw:line><draw:line draw:style-name="gr7" draw:text-style-name="P29" svg:x1="6.4126in" svg:y1="0.3618in" svg:x2="6.7382in" svg:y2="0.8689in"><text:p/></draw:line><draw:frame draw:style-name="gr9" svg:width="0.313in" svg:height="0.2996in" svg:x="5.0067in" svg:y="2.4146in"><draw:text-box><text:p>C</text:p></draw:text-box></draw:frame><draw:custom-shape draw:style-name="gr6" draw:text-style-name="P29" svg:width="0.6642in" svg:height="0.326in" svg:x="4.7201in" svg:y="1.8197in"><text:p text:style-name="P29">cid=44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 draw:text-style-name="P29" svg:x1="5.1106in" svg:y1="2.1453in" svg:x2="5.0717in" svg:y2="2.4146in"><text:p/></draw:line></draw:g><draw:g text:anchor-type="paragraph" draw:z-index="35" draw:style-name="gr5"><draw:custom-shape draw:style-name="gr6" draw:text-style-name="P29" svg:width="0.7421in" svg:height="0.4039in" svg:x="2.8319in" svg:y="0.8138in"><text:p text:style-name="P29">Jo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 draw:text-style-name="P29" svg:x1="2.9874in" svg:y1="1.2173in" svg:x2="2.6358in" svg:y2="1.7772in"><text:p/></draw:line><draw:line draw:style-name="gr7" draw:text-style-name="P29" svg:x1="3.3264in" svg:y1="1.2173in" svg:x2="3.6646in" svg:y2="1.7118in"><text:p/></draw:line><draw:frame draw:style-name="gr8" svg:width="0.2862in" svg:height="0.287in" svg:x="4.1331in" svg:y="0.8264in"><draw:text-box><text:p>S</text:p></draw:text-box></draw:frame><draw:frame draw:style-name="gr8" svg:width="0.2862in" svg:height="0.287in" svg:x="3.6264in" svg:y="1.7748in"><draw:text-box><text:p>R</text:p></draw:text-box></draw:frame><draw:custom-shape draw:style-name="gr6" draw:text-style-name="P29" svg:width="0.6642in" svg:height="0.326in" svg:x="3.365in" svg:y="-0.0063in"><text:p text:style-name="P29">Jo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 draw:text-style-name="P29" svg:x1="3.5732in" svg:y1="0.3193in" svg:x2="3.1303in" svg:y2="0.8138in"><text:p/></draw:line><draw:line draw:style-name="gr7" draw:text-style-name="P29" svg:x1="3.9118in" svg:y1="0.3193in" svg:x2="4.2374in" svg:y2="0.8264in"><text:p/></draw:line><draw:frame draw:style-name="gr9" svg:width="0.313in" svg:height="0.2996in" svg:x="2.5059in" svg:y="2.372in"><draw:text-box><text:p>C</text:p></draw:text-box></draw:frame><draw:custom-shape draw:style-name="gr6" draw:text-style-name="P29" svg:width="0.6642in" svg:height="0.326in" svg:x="2.2193in" svg:y="1.7772in"><text:p text:style-name="P29">cid=44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 draw:text-style-name="P29" svg:x1="2.6098in" svg:y1="2.1028in" svg:x2="2.5709in" svg:y2="2.372in"><text:p/></draw:line></draw:g><text:soft-page-break/></text:p>
      <text:p text:style-name="P1"/>
      <text:p text:style-name="P1"><draw:g text:anchor-type="paragraph" draw:z-index="34" draw:style-name="gr5"><draw:custom-shape draw:style-name="gr6" draw:text-style-name="P29" svg:width="0.7421in" svg:height="0.4039in" svg:x="0.1492in" svg:y="0.822in"><text:p text:style-name="P29">Jo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 draw:text-style-name="P29" svg:x1="0.3051in" svg:y1="1.2256in" svg:x2="-0.0465in" svg:y2="1.7854in"><text:p/></draw:line><draw:line draw:style-name="gr7" draw:text-style-name="P29" svg:x1="0.6437in" svg:y1="1.2256in" svg:x2="0.9819in" svg:y2="1.7201in"><text:p/></draw:line><draw:frame draw:style-name="gr8" svg:width="0.2862in" svg:height="0.287in" svg:x="-0.2154in" svg:y="1.85in"><draw:text-box><text:p>S</text:p></draw:text-box></draw:frame><draw:frame draw:style-name="gr8" svg:width="0.2862in" svg:height="0.287in" svg:x="0.9437in" svg:y="1.7831in"><draw:text-box><text:p>R</text:p></draw:text-box></draw:frame><draw:custom-shape draw:style-name="gr6" draw:text-style-name="P29" svg:width="0.6642in" svg:height="0.326in" svg:x="0.6827in" svg:y="0.002in"><text:p text:style-name="P29">Jo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 draw:text-style-name="P29" svg:x1="0.8909in" svg:y1="0.3276in" svg:x2="0.448in" svg:y2="0.822in"><text:p/></draw:line><draw:line draw:style-name="gr7" draw:text-style-name="P29" svg:x1="1.2291in" svg:y1="0.3276in" svg:x2="1.5547in" svg:y2="0.8346in"><text:p/></draw:line><draw:frame draw:style-name="gr9" svg:width="0.313in" svg:height="0.2996in" svg:x="1.4382in" svg:y="1.4213in"><draw:text-box><text:p>C</text:p></draw:text-box></draw:frame><draw:custom-shape draw:style-name="gr6" draw:text-style-name="P29" svg:width="0.6642in" svg:height="0.326in" svg:x="1.1512in" svg:y="0.8264in"><text:p text:style-name="P29">cid=44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 draw:text-style-name="P29" svg:x1="1.5417in" svg:y1="1.152in" svg:x2="1.5028in" svg:y2="1.4213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custom-shape text:anchor-type="paragraph" draw:z-index="65" draw:style-name="gr1" draw:text-style-name="P29" svg:width="0.6642in" svg:height="0.326in" svg:x="5.3311in" svg:y="0.189in"><text:p text:style-name="P29">Jo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draw:custom-shape text:anchor-type="paragraph" draw:z-index="54" draw:style-name="gr1" draw:text-style-name="P29" svg:width="0.6642in" svg:height="0.326in" svg:x="3.0665in" svg:y="0.0591in"><text:p text:style-name="P29">Jo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draw:custom-shape text:anchor-type="paragraph" draw:z-index="43" draw:style-name="gr1" draw:text-style-name="P30" svg:width="0.6642in" svg:height="0.326in" svg:x="0.748in" svg:y="0.0118in"><text:p text:style-name="P29"><text:span text:style-name="T21">Jo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4" draw:style-name="gr2" draw:text-style-name="P30" svg:x1="0.9559in" svg:y1="0.3374in" svg:x2="0.513in" svg:y2="0.8323in"><text:p/></draw:line><draw:line text:anchor-type="paragraph" draw:z-index="45" draw:style-name="gr2" draw:text-style-name="P30" svg:x1="1.2945in" svg:y1="0.3374in" svg:x2="1.6201in" svg:y2="0.8449in"><text:p/></draw:line><draw:line text:anchor-type="paragraph" draw:z-index="66" draw:style-name="gr2" draw:text-style-name="P29" svg:x1="5.5394in" svg:y1="0.1311in" svg:x2="5.0965in" svg:y2="0.6256in"><text:p/></draw:line><draw:line text:anchor-type="paragraph" draw:z-index="67" draw:style-name="gr2" draw:text-style-name="P29" svg:x1="5.878in" svg:y1="0.1311in" svg:x2="6.2035in" svg:y2="0.6382in"><text:p/></draw:line></text:p>
      <text:p text:style-name="P1"><draw:line text:anchor-type="paragraph" draw:z-index="55" draw:style-name="gr2" draw:text-style-name="P29" svg:x1="3.2748in" svg:y1="0.0016in" svg:x2="2.8319in" svg:y2="0.4961in"><text:p/></draw:line><draw:line text:anchor-type="paragraph" draw:z-index="56" draw:style-name="gr2" draw:text-style-name="P29" svg:x1="3.6134in" svg:y1="0.0016in" svg:x2="3.939in" svg:y2="0.5087in"><text:p/></draw:line></text:p>
      <text:p text:style-name="P1"/>
      <text:p text:style-name="P1"><draw:custom-shape text:anchor-type="paragraph" draw:z-index="49" draw:style-name="gr1" draw:text-style-name="P29" svg:width="0.7421in" svg:height="0.4039in" svg:x="3.4445in" svg:y="0.1126in"><text:p text:style-name="P29">Jo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2" draw:style-name="gr3" svg:width="0.2862in" svg:height="0.287in" svg:x="2.6634in" svg:y="0.1126in"><draw:text-box draw:corner-radius="0.0252in"><text:p>S</text:p></draw:text-box></draw:frame><draw:custom-shape text:anchor-type="paragraph" draw:z-index="60" draw:style-name="gr1" draw:text-style-name="P29" svg:width="0.7421in" svg:height="0.4039in" svg:x="5.8008in" svg:y="0.0508in"><text:p text:style-name="P29">Jo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4" draw:style-name="gr3" svg:width="0.2862in" svg:height="0.287in" svg:x="4.902in" svg:y="0.0508in"><draw:text-box draw:corner-radius="0.8193in"><text:p>R</text:p></draw:text-box></draw:frame></text:p>
      <text:p text:style-name="P1"><draw:custom-shape text:anchor-type="paragraph" draw:z-index="47" draw:style-name="gr1" draw:text-style-name="P30" svg:width="0.665in" svg:height="0.3268in" svg:x="0.1484in" svg:y="0.0654in"><text:p text:style-name="P29"><text:span text:style-name="T21">cid=44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1" draw:text-style-name="P30" svg:width="0.7425in" svg:height="0.4043in" svg:x="1.178in" svg:y="0.0654in"><text:p text:style-name="P29"><text:span text:style-name="T21">Jo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line text:anchor-type="paragraph" draw:z-index="50" draw:style-name="gr2" draw:text-style-name="P29" svg:x1="3.6in" svg:y1="0.1327in" svg:x2="3.2484in" svg:y2="0.6925in"><text:p/></draw:line><draw:line text:anchor-type="paragraph" draw:z-index="51" draw:style-name="gr2" draw:text-style-name="P29" svg:x1="3.939in" svg:y1="0.1327in" svg:x2="4.2772in" svg:y2="0.6272in"><text:p/></draw:line><draw:line text:anchor-type="paragraph" draw:z-index="61" draw:style-name="gr2" draw:text-style-name="P29" svg:x1="5.9563in" svg:y1="0.0709in" svg:x2="5.6047in" svg:y2="0.6307in"><text:p/></draw:line><draw:line text:anchor-type="paragraph" draw:z-index="62" draw:style-name="gr2" draw:text-style-name="P29" svg:x1="6.2953in" svg:y1="0.0709in" svg:x2="6.6335in" svg:y2="0.5654in"><text:p/></draw:line></text:p>
      <text:p text:style-name="P26"><draw:line text:anchor-type="paragraph" draw:z-index="48" draw:style-name="gr2" draw:text-style-name="P30" svg:x1="0.539in" svg:y1="0.0083in" svg:x2="0.5in" svg:y2="0.2776in"><text:p/></draw:line><draw:line text:anchor-type="paragraph" draw:z-index="39" draw:style-name="gr2" draw:text-style-name="P30" svg:x1="1.3339in" svg:y1="0.0858in" svg:x2="0.9823in" svg:y2="0.6461in"><text:p/></draw:line><draw:line text:anchor-type="paragraph" draw:z-index="40" draw:style-name="gr2" draw:text-style-name="P30" svg:x1="1.6724in" svg:y1="0.0858in" svg:x2="2.0106in" svg:y2="0.5807in"><text:p/></draw:line></text:p>
      <text:p text:style-name="P26"><draw:frame text:anchor-type="paragraph" draw:z-index="46" draw:style-name="gr11" draw:text-style-name="P31" svg:width="0.3134in" svg:height="0.1925in" svg:x="0.4354in" svg:y="0.0862in"><draw:text-box><text:p><text:span text:style-name="T21">C</text:span></text:p></draw:text-box></draw:frame><draw:frame text:anchor-type="paragraph" draw:z-index="63" draw:style-name="gr3" svg:width="0.2862in" svg:height="0.287in" svg:x="6.5299in" svg:y="0.1819in"><draw:text-box><text:p>S</text:p></draw:text-box></draw:frame></text:p>
      <text:p text:style-name="P26"><draw:frame text:anchor-type="paragraph" draw:z-index="53" draw:style-name="gr3" svg:width="0.2862in" svg:height="0.287in" svg:x="4.239in" svg:y="0.1154in"><draw:text-box><text:p>R</text:p></draw:text-box></draw:frame><draw:custom-shape text:anchor-type="paragraph" draw:z-index="58" draw:style-name="gr1" draw:text-style-name="P29" svg:width="0.6642in" svg:height="0.326in" svg:x="2.8319in" svg:y="0.1173in"><text:p text:style-name="P29">cid=44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9" draw:style-name="gr1" draw:text-style-name="P29" svg:width="0.6642in" svg:height="0.326in" svg:x="5.1882in" svg:y="0.0555in"><text:p text:style-name="P29">cid=44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frame text:anchor-type="paragraph" draw:z-index="41" draw:style-name="gr10" draw:text-style-name="P31" svg:width="0.2862in" svg:height="0.1925in" svg:x="0.8134in" svg:y="0.1354in"><draw:text-box><text:p><text:span text:style-name="T21">S</text:span></text:p></draw:text-box></draw:frame><draw:frame text:anchor-type="paragraph" draw:z-index="42" draw:style-name="gr10" draw:text-style-name="P31" svg:width="0.2862in" svg:height="0.1925in" svg:x="1.8291in" svg:y="0.0055in"><draw:text-box><text:p><text:span text:style-name="T21">R</text:span></text:p></draw:text-box></draw:frame><draw:line text:anchor-type="paragraph" draw:z-index="70" draw:style-name="gr2" draw:text-style-name="P29" svg:x1="5.5787in" svg:y1="0.1898in" svg:x2="5.5398in" svg:y2="0.4591in"><text:p/></draw:line></text:p>
      <text:p text:style-name="P26"><draw:line text:anchor-type="paragraph" draw:z-index="59" draw:style-name="gr2" draw:text-style-name="P29" svg:x1="3.2224in" svg:y1="0.0598in" svg:x2="3.1835in" svg:y2="0.3291in"><text:p/></draw:line></text:p>
      <text:p text:style-name="P26"><draw:frame text:anchor-type="paragraph" draw:z-index="57" draw:style-name="gr4" svg:width="0.313in" svg:height="0.2996in" svg:x="3.1189in" svg:y="0.1374in"><draw:text-box><text:p>C</text:p></draw:text-box></draw:frame><draw:frame text:anchor-type="paragraph" draw:z-index="68" draw:style-name="gr4" svg:width="0.313in" svg:height="0.2996in" svg:x="5.4752in" svg:y="0.0756in"><draw:text-box><text:p>C</text:p></draw:text-box></draw:frame></text:p>
      <text:p text:style-name="P26"/>
      <text:p text:style-name="P26"/>
      <text:p text:style-name="P26"/>
      <text:p text:style-name="P26">Those are the plans for different order. To those plans we have to add combinations of different access methods (sequential, use of index, …) and the different types of joints possible (has,h, sort-merge, ...)</text:p>
      <text:p text:style-name="P1"/>
      <text:p text:style-name="P1"/>
      <text:p text:style-name="P1"/>
      <text:p text:style-name="P17">(<text:span text:style-name="T18">3</text:span>) <text:span text:style-name="T19">Query:</text:span></text:p>
      <text:p text:style-name="P17"/>
      <text:p text:style-name="P17"><draw:ellipse text:anchor-type="paragraph" draw:z-index="71" draw:style-name="gr12" draw:text-style-name="P29" svg:width="0.378in" svg:height="0.3913in" svg:x="0.122in" svg:y="0.0681in"><text:p text:style-name="P29">C1</text:p></draw:ellipse><draw:ellipse text:anchor-type="paragraph" draw:z-index="72" draw:style-name="gr12" draw:text-style-name="P29" svg:width="0.4303in" svg:height="0.378in" svg:x="0.8508in" svg:y="0.0425in"><text:p text:style-name="P29">R1</text:p></draw:ellipse><draw:ellipse text:anchor-type="paragraph" draw:z-index="73" draw:style-name="gr12" draw:text-style-name="P29" svg:width="0.4823in" svg:height="0.4433in" svg:x="1.5937in" svg:y="0.0161in"><text:p text:style-name="P29">S</text:p></draw:ellipse><draw:ellipse text:anchor-type="paragraph" draw:z-index="74" draw:style-name="gr12" draw:text-style-name="P29" svg:width="0.4433in" svg:height="0.4043in" svg:x="2.5047in" svg:y="0.1071in"><text:p text:style-name="P29">R2</text:p></draw:ellipse></text:p>
      <text:p text:style-name="P17"><draw:ellipse text:anchor-type="paragraph" draw:z-index="75" draw:style-name="gr12" draw:text-style-name="P29" svg:width="0.4303in" svg:height="0.3394in" svg:x="3.2992in" svg:y="0.0327in"><text:p text:style-name="P29">C2</text:p></draw:ellipse><draw:line text:anchor-type="paragraph" draw:z-index="76" draw:style-name="gr13" draw:text-style-name="P29" svg:x1="0.5in" svg:y1="0.0591in" svg:x2="0.8508in" svg:y2="0.0591in"><text:p/></draw:line><draw:line text:anchor-type="paragraph" draw:z-index="77" draw:style-name="gr13" draw:text-style-name="P29" svg:x1="1.2807in" svg:y1="0.0457in" svg:x2="1.5941in" svg:y2="0.0591in"><text:p/></draw:line><draw:line text:anchor-type="paragraph" draw:z-index="78" draw:style-name="gr13" draw:text-style-name="P29" svg:x1="2.0756in" svg:y1="0.0591in" svg:x2="2.5047in" svg:y2="0.0717in"><text:p/></draw:line><draw:line text:anchor-type="paragraph" draw:z-index="79" draw:style-name="gr13" draw:text-style-name="P29" svg:x1="2.948in" svg:y1="0.1236in" svg:x2="3.2996in" svg:y2="0.137in"><text:p/></draw:line></text:p>
      <text:p text:style-name="P17"/>
      <text:p text:style-name="P17"/>
      <text:p text:style-name="P18"><text:s/>- <text:span text:style-name="T20">k=2</text:span>:</text:p>
      <text:p text:style-name="P18"><text:span text:style-name="T4"><text:tab/></text:span><text:span text:style-name="T12">find the best plans for C1-R1, R1-C1, R1-S, S-R1, S-R2, R2-S, R2-C2, C2-R2 </text:span><text:span text:style-name="T14">= 8</text:span></text:p>
      <text:p text:style-name="P18"><text:span text:style-name="T12"><text:tab/>Store (C1-R1), <text:s/>(R1-S), (S-R2), <text:s/>(R2-C2)</text:span></text:p>
      <text:p text:style-name="P22"/>
      <text:p text:style-name="P22">- <text:span text:style-name="T20">k=3:</text:span></text:p>
      <text:p text:style-name="P24"><text:tab/><text:span text:style-name="T12">find the best:</text:span><text:span text:style-name="T20"> </text:span><text:span text:style-name="T12">(C1-R1)-S, S-(C1-R1), </text:span><text:span text:style-name="T14">C1-</text:span><text:span text:style-name="T12">(R1-S), (R1-S)-</text:span><text:span text:style-name="T14">C1</text:span><text:span text:style-name="T12">, (R1-S)-R2, R2-(R1-S), (S-R2)-C2, C2-(S-R2), (S-R2)-</text:span><text:span text:style-name="T14">R1, R1-</text:span><text:span text:style-name="T12">(S-R2), </text:span><text:span text:style-name="T14">(R2-C2)-S, S-(R2-C2) = 12</text:span></text:p>
      <text:p text:style-name="P23"><text:tab/><text:span text:style-name="T12">Store : (C1-R1-S), (R1-S-R2), (S-R2-C2) </text:span><text:span text:style-name="T14">= 3</text:span></text:p>
      <text:p text:style-name="P23"><text:soft-page-break/></text:p>
      <text:p text:style-name="P23">- <text:span text:style-name="T20">k=4:</text:span></text:p>
      <text:p text:style-name="P24"><text:span text:style-name="T12"><text:tab/>find the best plans for <text:s/>(C1-R1-S)-</text:span><text:span text:style-name="T13">R2</text:span><text:span text:style-name="T12">, </text:span><text:span text:style-name="T13">R2-</text:span><text:span text:style-name="T12">(C1-R1-S), (R1-S-R2)-</text:span><text:span text:style-name="T13">C2, C2-</text:span><text:span text:style-name="T12">(R1-S-R2), (R1-S-R2)-</text:span><text:span text:style-name="T14">C1, C1-</text:span><text:span text:style-name="T12">(R1-S-R2)</text:span></text:p>
      <text:p text:style-name="P24"><text:span text:style-name="T12"><text:tab/></text:span><text:span text:style-name="T14">store </text:span><text:span text:style-name="T12">(C1-R1-S-</text:span><text:span text:style-name="T13">R2</text:span><text:span text:style-name="T14">)</text:span><text:span text:style-name="T12">, (R1-S-R2-</text:span><text:span text:style-name="T13">C2</text:span><text:span text:style-name="T14">)</text:span></text:p>
      <text:p text:style-name="P24"/>
      <text:p text:style-name="P24">- <text:span text:style-name="T20">k=5:</text:span></text:p>
      <text:p text:style-name="P24"><text:span text:style-name="T12"><text:tab/>find the best plans for (C1-R1-S-</text:span><text:span text:style-name="T13">R2</text:span><text:span text:style-name="T14">)-C2</text:span><text:span text:style-name="T12">, </text:span><text:span text:style-name="T14">C2-</text:span><text:span text:style-name="T12">(C1-R1-S-</text:span><text:span text:style-name="T13">R2</text:span><text:span text:style-name="T14">),</text:span><text:span text:style-name="T12"> (R1-S-R2-</text:span><text:span text:style-name="T13">C2</text:span><text:span text:style-name="T14">)-C1, C1-</text:span><text:span text:style-name="T12">(R1-S-R2-</text:span><text:span text:style-name="T13">C2</text:span><text:span text:style-name="T14">)</text:span></text:p>
      <text:p text:style-name="P24"><text:span text:style-name="T12"><text:tab/></text:span><text:span text:style-name="T14">Store </text:span><text:span text:style-name="T12">(C1-R1-S-</text:span><text:span text:style-name="T13">R2-</text:span><text:span text:style-name="T14">C2)</text:span></text:p>
      <text:p text:style-name="P5"/>
      <text:p text:style-name="Title">QUESTION <text:span text:style-name="T19">3</text:span>:</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3:07:15.253904114</meta:creation-date>
    <dc:date>2016-03-21T23:42:39.601668414</dc:date>
    <meta:editing-duration>P2DT3H1M3S</meta:editing-duration>
    <meta:editing-cycles>13</meta:editing-cycles>
    <meta:generator>LibreOffice/4.2.8.2$Linux_X86_64 LibreOffice_project/420m0$Build-2</meta:generator>
    <meta:document-statistic meta:table-count="0" meta:image-count="0" meta:object-count="2" meta:page-count="4" meta:paragraph-count="62" meta:word-count="594" meta:character-count="3383" meta:non-whitespace-character-count="2793"/>
  </office:meta>
</office:document-meta>
</file>

<file path=Object 1/content.xml><?xml version="1.0" encoding="utf-8"?>
<math xmlns="http://www.w3.org/1998/Math/MathML" display="block">
  <semantics>
    <mrow>
      <mi mathvariant="normal">ρ</mi>
      <mrow>
        <mo fence="true" stretchy="false">(</mo>
        <mrow>
          <mrow>
            <mi mathvariant="italic">Sneg</mi>
            <mi>,</mi>
            <msub>
              <mi mathvariant="normal">π</mi>
              <mi mathvariant="italic">sid</mi>
            </msub>
            <mrow>
              <mo fence="true" stretchy="false">(</mo>
              <mrow>
                <mrow>
                  <msub>
                    <mi mathvariant="normal">π</mi>
                    <mi mathvariant="italic">sid</mi>
                  </msub>
                  <mrow>
                    <mo fence="true" stretchy="false">(</mo>
                    <mrow>
                      <mi mathvariant="italic">Registered</mi>
                    </mrow>
                    <mo fence="true" stretchy="false">)</mo>
                  </mrow>
                  <mi>X</mi>
                  <msub>
                    <mi mathvariant="normal">π</mi>
                    <mi mathvariant="italic">cid</mi>
                  </msub>
                  <mrow>
                    <mrow>
                      <mo fence="true" stretchy="false">(</mo>
                      <mrow>
                        <mrow>
                          <msub>
                            <mi mathvariant="normal">σ</mi>
                            <mrow>
                              <mrow>
                                <mi mathvariant="italic">profname</mi>
                                <mo stretchy="false">=</mo>
                                <mi>'</mi>
                              </mrow>
                              <mi mathvariant="italic">Franklin</mi>
                              <mi>'</mi>
                            </mrow>
                          </msub>
                          <mrow>
                            <mo fence="true" stretchy="false">(</mo>
                            <mrow>
                              <mi mathvariant="italic">Courses</mi>
                            </mrow>
                            <mo fence="true" stretchy="false">)</mo>
                          </mrow>
                        </mrow>
                      </mrow>
                      <mo fence="true" stretchy="false">)</mo>
                    </mrow>
                    <mo stretchy="false">−</mo>
                    <msub>
                      <mi mathvariant="normal">π</mi>
                      <mrow>
                        <mi mathvariant="italic">sid</mi>
                        <mi>,</mi>
                        <mi mathvariant="italic">cid</mi>
                      </mrow>
                    </msub>
                  </mrow>
                  <mrow>
                    <mo fence="true" stretchy="false">(</mo>
                    <mrow>
                      <mi mathvariant="italic">Registered</mi>
                    </mrow>
                    <mo fence="true" stretchy="false">)</mo>
                  </mrow>
                </mrow>
              </mrow>
              <mo fence="true" stretchy="false">)</mo>
            </mrow>
          </mrow>
        </mrow>
        <mo fence="true" stretchy="false">)</mo>
      </mrow>
    </mrow>
    <annotation encoding="StarMath 5.0">%rho( Sneg, %pi_{sid} ( %pi_{sid}(Registered) X %pi_{cid}(%sigma_{profname='Franklin'}(Courses)) - %pi_{sid,cid}(Registered) ) )

 </annotation>
  </semantics>
</math>
</file>

<file path=Object 2/content.xml><?xml version="1.0" encoding="utf-8"?>
<math xmlns="http://www.w3.org/1998/Math/MathML" display="block">
  <semantics>
    <mrow>
      <msub>
        <mi mathvariant="normal">π</mi>
        <mi mathvariant="italic">sname</mi>
      </msub>
      <mrow>
        <mrow>
          <mo fence="true" stretchy="false">(</mo>
          <mrow>
            <mrow>
              <mrow>
                <mo fence="true" stretchy="false">(</mo>
                <mrow>
                  <msub>
                    <mi mathvariant="normal">π</mi>
                    <mi mathvariant="italic">Regitered</mi>
                  </msub>
                </mrow>
                <mo fence="true" stretchy="false">)</mo>
              </mrow>
              <mo stretchy="false">−</mo>
              <mi mathvariant="italic">Sneg</mi>
            </mrow>
          </mrow>
          <mo fence="true" stretchy="false">)</mo>
        </mrow>
        <mo stretchy="false">×</mo>
        <mi mathvariant="normal">ρ</mi>
      </mrow>
      <mrow>
        <mo fence="true" stretchy="false">(</mo>
        <mrow>
          <mrow>
            <mi mathvariant="italic">Sneg</mi>
            <mi>,</mi>
            <msub>
              <mi mathvariant="normal">π</mi>
              <mi mathvariant="italic">sid</mi>
            </msub>
            <mrow>
              <mo fence="true" stretchy="false">(</mo>
              <mrow>
                <mrow>
                  <msub>
                    <mi mathvariant="normal">π</mi>
                    <mi mathvariant="italic">sid</mi>
                  </msub>
                  <mrow>
                    <mo fence="true" stretchy="false">(</mo>
                    <mrow>
                      <mi mathvariant="italic">Registered</mi>
                    </mrow>
                    <mo fence="true" stretchy="false">)</mo>
                  </mrow>
                  <mi>X</mi>
                  <msub>
                    <mi mathvariant="normal">π</mi>
                    <mi mathvariant="italic">cid</mi>
                  </msub>
                  <mrow>
                    <mrow>
                      <mo fence="true" stretchy="false">(</mo>
                      <mrow>
                        <mrow>
                          <msub>
                            <mi mathvariant="normal">σ</mi>
                            <mrow>
                              <mrow>
                                <mi mathvariant="italic">profname</mi>
                                <mo stretchy="false">=</mo>
                                <mi>'</mi>
                              </mrow>
                              <mi mathvariant="italic">Franklin</mi>
                              <mi>'</mi>
                            </mrow>
                          </msub>
                          <mrow>
                            <mo fence="true" stretchy="false">(</mo>
                            <mrow>
                              <mi mathvariant="italic">Courses</mi>
                            </mrow>
                            <mo fence="true" stretchy="false">)</mo>
                          </mrow>
                        </mrow>
                      </mrow>
                      <mo fence="true" stretchy="false">)</mo>
                    </mrow>
                    <mo stretchy="false">−</mo>
                    <msub>
                      <mi mathvariant="normal">π</mi>
                      <mrow>
                        <mi mathvariant="italic">sid</mi>
                        <mi>,</mi>
                        <mi mathvariant="italic">cid</mi>
                      </mrow>
                    </msub>
                  </mrow>
                  <mrow>
                    <mo fence="true" stretchy="false">(</mo>
                    <mrow>
                      <mi mathvariant="italic">Registered</mi>
                    </mrow>
                    <mo fence="true" stretchy="false">)</mo>
                  </mrow>
                </mrow>
              </mrow>
              <mo fence="true" stretchy="false">)</mo>
            </mrow>
          </mrow>
        </mrow>
        <mo fence="true" stretchy="false">)</mo>
      </mrow>
    </mrow>
    <annotation encoding="StarMath 5.0">%pi_{sname}((%pi_{Regitered}) - Sneg) times    %rho( Sneg, %pi_{sid} ( %pi_{sid}(Registered) X %pi_{cid}(%sigma_{profname='Franklin'}(Courses)) - %pi_{sid,cid}(Registered) ) )

 </annotation>
  </semantics>
</math>
</file>